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font-name="Times New Roman1"/>
    </style:style>
    <style:style style:name="T4" style:family="text">
      <style:text-properties style:text-line-through-style="none" style:font-name="Times New Roman"/>
    </style:style>
    <style:style style:name="T5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-Biblical/</text:p>
      <text:p text:style-name="P2">32/</text:p>
      <text:p text:style-name="P2"/>
      <text:p text:style-name="P3">[Page 1]</text:p>
      <text:p text:style-name="P3">A French writer, whose knowledge of military tactics/ entitles him to a hearing, referring to the defensive wars of/ the Jews against the aggressive Romans, says: "The seige[sic!] of Jerusalem,/ so famous in history-being one of the most <text:span text:style-name="T1">remarkable</text:span><text:span text:style-name="T2"> memorable/ in the annals of antiquity both for the </text:span><text:span text:style-name="T1">severity</text:span><text:span text:style-name="T2"> violence of the/ </text:span><text:span text:style-name="T1">attack</text:span><text:span text:style-name="T2"> assault and the firmness of the resistance--is </text:span><text:span text:style-name="T1">neverthe- yet</text:span><text:span text:style-name="T2">/ </text:span><text:span text:style-name="T1">-less,</text:span><text:span text:style-name="T2"> in the opinion of those who understand and examine/ matters closely still less remarkable than the seige[sic!] of Jota-/-pata. <text:s/>All which is vast and profound in the art of/ war, all which can be done to oppose a sagaciously/ planned </text:span><text:span text:style-name="T1">assault</text:span><text:span text:style-name="T2"> attack, all which the human mind can/ devise, as shrewd, dashing, bold, we meet in that seige[sic!]./ <text:s/>Bravery and </text:span><text:span text:style-name="T1">a</text:span><text:span text:style-name="T2"> determined daringness are displayed/ alike in Jerusalem and in Jotapata, but at the latter a/ marvellous[sic!] conduct is seen which is lacking at the seige[sic!] of/ the former. <text:s/>In Jerusalem fiery anger </text:span><text:span text:style-name="T1">urged</text:span><text:span text:style-name="T2"> spurred on the com-/-battants, but in Jotapata the abilities of the Chief/ and the indomitable courage of his soldiers, withstood/ the well disciplined and well commanded Roman legions--/a prudent intrepidity it was; a valor most extraordinary"/</text:span></text:p>
      <text:p text:style-name="P6"/>
      <text:p text:style-name="P6">[Page 2]</text:p>
      <text:p text:style-name="P3"><text:span text:style-name="T2">In the last lecture of my post-biblical/ series, I laid some stress upon the thrilling scenes </text:span><text:span text:style-name="T1">of</text:span><text:span text:style-name="T2"> at/ Jotapata, and gave Josephus who led on the fearless/ Galileans to the desperate struggle, due credit for a/ </text:span><text:soft-page-break/><text:span text:style-name="T2">masterly generalship worthy of the highest encomium./ <text:s/>I could not praise him as a self-denying patriot,/ and an earnest Jew, because my mind discovered egotism/ and insincerity in his character. </text:span><text:span text:style-name="T1">but without</text:span><text:span text:style-name="T2"> Nevertheless I will not attempt</text:span><text:span text:style-name="T1">ing</text:span><text:span text:style-name="T2">/ to forestall the opinion</text:span><text:span text:style-name="T1">s</text:span><text:span text:style-name="T2"> of others; I will let the sequel/ to the fall of Jotapata be the standard by which/ our celebrated historian shall be judged./</text:span></text:p>
      <text:p text:style-name="P3"><text:span text:style-name="T2">The silence of the grave reigned supreme. <text:s/>The Roman/ sword had turned the </text:span><text:span text:style-name="T1">captured</text:span><text:span text:style-name="T2"> gallant city of Jotapata/ into a charnel house, still forty men evaded/ its deadly strokes. <text:s/>They had ventured from the height/ of a rock into a hollow cavern below. <text:s/>The country/ of Judea opened a refuge to </text:span><text:span text:style-name="T1">fugitives</text:span><text:span text:style-name="T2"> fugitives in its clefts/ and grottos. <text:s/>All will remember the flight of David/ to the cave of Adulam, and the staying of Elijah in/ that of Carmel. <text:s/>If enough provision could be gathered,/ those forty men might elude the vigilance of the enemy,/ and watch for the opportunity to go out at large./</text:span></text:p>
      <text:p text:style-name="P6"/>
      <text:p text:style-name="P6">[Page 3]</text:p>
      <text:p text:style-name="P3"><text:span text:style-name="T2">Josephus was the moving spirit in their midst. <text:s/>In vain/ had the Romans sought </text:span><text:span text:style-name="T1">him</text:span><text:span text:style-name="T2"> the fallen leader among the prisoners, searched/ for him among the slain, </text:span><text:span text:style-name="T1">so</text:span><text:span text:style-name="T2"> that Vespasian and Titus/ might wreak their vengeance on his person, or treat/ his corpse with contempt. <text:s/>Josephus had put/ himself beyond their reach, and now with a </text:span><text:span text:style-name="T1">watch</text:span><text:span text:style-name="T2">wakefulness/ which knew no rest was designing an escape. <text:s/></text:span><text:span text:style-name="T1">Once</text:span><text:span text:style-name="T2">/ One night he stole out of his hiding place, hoping to/ surprise the sentinels, over</text:span><text:span text:style-name="T1">come</text:span><text:span text:style-name="T2">power them </text:span><text:span text:style-name="T1">while</text:span><text:span text:style-name="T2"> if asleep at/ their posts, and flee away. <text:s/>He tried it again without/ success, but </text:span><text:span text:style-name="T1">at</text:span><text:span text:style-name="T2"> on the third time a woman recognized </text:span><text:span text:style-name="T1">him</text:span><text:span text:style-name="T2"> the well-known Hebrew,/ and the report of his having found a shelter in a cave/ soon spread </text:span><text:span text:style-name="T1">abroad</text:span><text:span text:style-name="T2"> like a wild fire. <text:s/>The Roman general rejoiced;/ a redoutable[sic!] chieftain would be in his power. <text:s/>He dis-/-patched two officers with a demand that Josephus/ should surrender on the promise of a full pardon./ <text:s/>The demand struck terror. <text:s/>The reputation of the Romans/ for truthfulness was not above suspicion, but when a/ third official with whom Josephus </text:span><text:span text:style-name="T1">knew</text:span><text:span text:style-name="T2"> was familiarly acquainted arrived, and/ made the same request, the fugitive agreed to submit./</text:span></text:p>
      <text:p text:style-name="P3"><text:span text:style-name="T2"/></text:p>
      <text:p text:style-name="P3"><text:span text:style-name="T2">[Page 4]</text:span></text:p>
      <text:p text:style-name="P3"><text:span text:style-name="T2">What happened at that juncture in that/ subterranean retreat, none has ever told, save the/ writer whose interest it was to put on his narrative/ the least repulsive features. <text:s/>Let us hear him/ that we may not prejudge. <text:s/>Josephus was/ seized with a spirit akin to prophecy at that/ soul trying moment. <text:s/>The dreams which he/ </text:span><text:span text:style-name="T1">had</text:span><text:span text:style-name="T2"> had dreamt, flashed before his vision, and he/ learned that he must forsake the cause of his/ brethren and go over, as the messenger of a Divine </text:span><text:span text:style-name="T1">or-</text:span><text:span text:style-name="T2"> dis-/</text:span><text:span text:style-name="T1">-dination</text:span><text:span text:style-name="T2"> -position, to the Romans, whom the God of battles had/ rendered victorious. <text:s/>But the superhuman ge-/-nius of which he boasted, was not appreciated <text:s/>by/ his companions. <text:s/>With drawn swords they surrounded/ him, and disloyal, craven, cowardly were the epithets/ by which he was addressed. <text:s/>The thirty [inserted above: forty] nine fugitives/ offered him the choice to die by his own hand, or pre-/-pare</text:span><text:span text:style-name="T1">d</text:span><text:span text:style-name="T2"> to be slain by theirs. <text:s/>They would never suffer/ the oppressors of Judea to glory that the defender/ of Jotapata had accepted their terms of the sake/ of dragging and enslaved existence. <text:s/>But Josephus/ had determined to live at all hazards./</text:span></text:p>
      <text:p text:style-name="P3"><text:span text:style-name="T2"/></text:p>
      <text:p text:style-name="P3"><text:span text:style-name="T2">[Page 5]</text:span></text:p>
      <text:p text:style-name="P3"><text:span text:style-name="T2">With a coolness scarcely credible, he then delivered/ a lengthy and learned discourse on the crime of suicide,/ using every argument to prove that no circumstance/ can justify the act of putting an end to one's exist-/-ence. <text:s/>His words fell upon unwilling ears. <text:s/>They served only to kindle the wrath of patriots who would have died </text:span><text:span text:style-name="T1">a</text:span><text:span text:style-name="T2"> hundred deaths rather than cringe before/ a heathen foe. <text:s/>They ran at him, and would have/ cut him down on the spot, if his looks of utter distress, his/ pitiful tones, the memory of his military services and of his great scho-/-larship had not softened the irritation and held his/ armed companions back. <text:s/>Finally, perceiving that he/ could not move them from the resolve they had taken, Josephus/ proposed a plan by which suicide might be avoided,/ except unavoidably in a single instance. <text:s/>They should cast lots,/ and he whose name was drawn out first should be kil-/-led by him whose name </text:span><text:soft-page-break/><text:span text:style-name="T2">came out second, and the latter/ by the third, till the last was reached, who surely would/ not wish to live in the face of such self-sacrificing./ <text:s/>The proposition was readily accepted, and all bared the neck/ to receive the deadly thrust./</text:span></text:p>
      <text:p text:style-name="P3"><text:span text:style-name="T2"/></text:p>
      <text:p text:style-name="P3"><text:span text:style-name="T2">[Page 6]</text:span></text:p>
      <text:p text:style-name="P3"><text:span text:style-name="T2">Was Josephus an adept in sleight of/ hand performances? <text:s/>Among the many mental/ qualifications he possessed, did he reckon also/ jugglery? <text:s/>He relates that by chance, or by a/ providential ordination, his name was not drawn/ out till thirty eight had died; then his persuasive/ tongue induced the thirty ninth </text:span><text:span text:style-name="T1">one</text:span><text:span text:style-name="T2"> not to resort to/ the lot and </text:span><text:span text:style-name="T1">either</text:span><text:span text:style-name="T2"> kill or be killed, but accept/ the offer of the Roman general and live. <text:s/>They/ both surrendered and under </text:span><text:span text:style-name="T1">the</text:span><text:span text:style-name="T2"> an escort were led to/ the camp of the enemies. <text:s/>The presence of Josephus/ was the sign of a tumult. <text:s/>Many would have/ pierced him through with their </text:span><text:span text:style-name="T1">javilns</text:span><text:span text:style-name="T2"> javelins, many/ pressed forward to look at the chief of the heroic/ Galileans, but all stood </text:span><text:span text:style-name="T1">and marvelled for</text:span><text:span text:style-name="T2"> and </text:span><text:span text:style-name="T1">amazed</text:span><text:span text:style-name="T2"> marvelled[sic!]. </text:span><text:span text:style-name="T1">at his [?]</text:span><text:span text:style-name="T2"> He was/ young in years, </text:span><text:span text:style-name="T1">and</text:span><text:span text:style-name="T2"> of a commanding appearance,/ and </text:span><text:span text:style-name="T1">his he</text:span><text:span text:style-name="T2"> carried himself </text:span><text:span text:style-name="T1">in just manner</text:span><text:span text:style-name="T2"> aloft as </text:span><text:span text:style-name="T1">becoming</text:span><text:span text:style-name="T2"> it behooves one whose deeds had </text:span><text:span text:style-name="T1">been</text:span><text:span text:style-name="T2"> gained for him a far-reaching renown./ <text:s/>Titus showed him courtesy, and commended </text:span><text:span text:style-name="T1">him</text:span><text:span text:style-name="T2"> the late Jewish general to his/ fathers </text:span><text:span text:style-name="T1">kindness</text:span><text:span text:style-name="T2"> kindly consideration. <text:s/>Yet, Vespasian, notwithstanding the/ promise that he would do the captive no harm, intended/ him as a trophy to </text:span><text:span text:style-name="T1">be sent to</text:span><text:span text:style-name="T2"> gladden Rome. <text:s/>Josephus knew/ what </text:span><text:span text:style-name="T1">that</text:span><text:span text:style-name="T2"> it meant </text:span><text:span text:style-name="T1">and on hearing it that he was to appear</text:span><text:span text:style-name="T2"> to be sent to the city on the Tiber, and/</text:span></text:p>
      <text:p text:style-name="P3"><text:span text:style-name="T2"/></text:p>
      <text:p text:style-name="P3"><text:span text:style-name="T2">[Page 7]</text:span></text:p>
      <text:p text:style-name="P8">before Nero,<text:span text:style-name="T2"> begged that he might be granted/ a private interview with Vespasian. <text:s/>He had a/ communication of deep importance to impart./ <text:s/>Brought before the Roman general the wily prisoner/ spoke thus: "Thou Vespasian, thinkest merely/ that thou hast taken Josephus captive, but I have come/ to thee as a messenger of great tidings. <text:s/>Had I not/ been sent by God, </text:span>to thee,<text:span text:style-name="T2"> I know what </text:span>was<text:span text:style-name="T2"> would be the law/ of the Jews in this case, and how it becomes a general/ to die. <text:s/>Wilt thou send me to Nero? <text:s/>Why? <text:s/>Are/ Nero's successors, </text:span>it l<text:span text:style-name="T2"> till it comes to thy turn, to live?/ <text:s/>Thou Vespasian art Ceasar and Emperor, even thou/ and thy son." <text:s/>And having said that, Josephus asked/ to be kept in closer custody till his prediction was/ fulfilled. <text:s/>It is not impossible that Vespasian put/ faith </text:span>to<text:span text:style-name="T2"> in the prophecy. <text:s/>The unnatural end of Tiberius,/ Caligula and Claudius warranted a belief that the/ monster Nero would share their fate, and the victor/ of many battles in Europe African and Asia, would be lifted up to the throne, but,/ at all events, it suited Vespasian to use the cunning/ prophet as an easy instrument facilitating the over-/-throw of the tenaciously contested capital of Judea./</text:span></text:p>
      <text:p text:style-name="P8"><text:span text:style-name="T2"/></text:p>
      <text:p text:style-name="P8"><text:span text:style-name="T2">[Page 8]</text:span></text:p>
      <text:p text:style-name="P8"><text:span text:style-name="T2">For from that moment, </text:span>to the end of his servile<text:span text:style-name="T2">/ </text:span>existence,<text:span text:style-name="T2"> Josephus sold his heart and his pen to/ the tyrannic power that destroyed his country/ and dispersed his people. <text:s/>The Talmud/ attributes to Johanan Ben Zacka</text:span><text:span text:style-name="T3">ï</text:span><text:span text:style-name="T4"> the prediction/ which Josephus claims as his own. <text:s/>The volumes/ of our traditions tell</text:span><text:span text:style-name="T5">s</text:span><text:span text:style-name="T4"> that when the Rabbi, who belonged/ to the peace party, was carried out by his friends, as/ if dead, beyond the walls of Jerusalem, and brought/ before Vespasian, he saluted the latter in these terms:/ "Peace be with thee O King." <text:s/>I shall not </text:span><text:span text:style-name="T5">al</text:span><text:span text:style-name="T4"> discuss/ the question as to whom the </text:span><text:span text:style-name="T5">first</text:span><text:span text:style-name="T4"> prognostication must be/ credited. <text:s/>To me it is immaterial, but </text:span><text:span text:style-name="T5">a</text:span><text:span text:style-name="T4"> what assumes/ </text:span><text:span text:style-name="T5">great</text:span><text:span text:style-name="T4"> vast importance in my mind is the aim and issue/ of the interview. <text:s/>With Josephus selfishness was the/ motive power; with Johanan the preservation of/ Judaism. <text:s/>If our historian flattered Vaspasian with the/ title of Emperor, it was to prevent being delivered by/ Nero to the executioner. <text:s/>If our Mishnic Sage gratified/ the vanity of Vaspasian it was to prevent the Torah/</text:span></text:p>
      <text:p text:style-name="P8"><text:span text:style-name="T4"/></text:p>
      <text:p text:style-name="P8"><text:span text:style-name="T4">[Page 9]</text:span></text:p>
      <text:p text:style-name="P8"><text:span text:style-name="T4">being cast into a pit of oblivion. <text:s/></text:span><text:span text:style-name="T5">For</text:span><text:span text:style-name="T4"> Rab-/-bi Johanan Ben Zacka</text:span><text:span text:style-name="T3">ï</text:span><text:span text:style-name="T4"> asked as a gift Jabne/ or Jamaia, that </text:span><text:soft-page-break/><text:span text:style-name="T4">he might establish there a college--/ a college which in very deed </text:span><text:span text:style-name="T5">supplied</text:span><text:span text:style-name="T4"> breathed into Israel </text:span><text:span text:style-name="T5">with</text:span><text:span text:style-name="T4">/ an undying spiritual existence after </text:span><text:span text:style-name="T5">his</text:span><text:span text:style-name="T4"> its political/ life become extinct--Josephus prayed that he/ might bask in the sunshine of perfidious Rome; for,/ according to his own statement, he was receiving precious/ gifts and being treated very obligingly, while Galilea, that/ he had deserted, was spilling her precious blood, or was/ obliged to drag the </text:span><text:span text:style-name="T5">bonds</text:span><text:span text:style-name="T4"> shackles of thraldom. <text:s/>Joppa or Jaffa, famous in/ Scriptural history as the starting point of the prophet Jonah in his/ attempt to run away form a Divine </text:span><text:span text:style-name="T5">office</text:span><text:span text:style-name="T4"> mission, had made/ a stubborn resistance. <text:s/>Women helped the men to fight/ the invaders, but the elements also conjured against the/ defenders. <text:s/>For as they took to their ships, a hurricane/ dashed those vessels against rocks, and they who ventured to/ approach the shore, were forced back into the raging sea/ by the Romans, or were mercilessly cut down./ <text:s/>None was left to announce in the metropolis that/ all Galilee was in the </text:span><text:span text:style-name="T5">throes</text:span><text:span text:style-name="T4"> agonies of death. <text:s/>At Jerusalem/ even the news of the fall of Jotapata had not arrived./</text:span></text:p>
      <text:p text:style-name="P8"><text:span text:style-name="T4"/></text:p>
      <text:p text:style-name="P8"><text:span text:style-name="T4">[Page 10]</text:span></text:p>
      <text:p text:style-name="P8"><text:span text:style-name="T4">Gradually it was </text:span><text:span text:style-name="T5">told</text:span><text:span text:style-name="T4"> rumored about in a subdued tone, but when/ the report spread everywhere, the cries of lament/ rent the sky. <text:s/>Josephus who had commanded/ the band of maryred heros[sic!] was wept for as dead./ <text:s/>Thirty days a </text:span><text:span text:style-name="T5">general</text:span><text:span text:style-name="T4"> universal mourning lasted, but </text:span><text:span text:style-name="T5">just</text:span><text:span text:style-name="T4">/ as the sorrow at the supposed tragical fall of the/ general at Jotapata had been profound, so was the/ destination intense, when it was learned that Josephus/ had not died sword in hand, but had meanly surrendered/ to enjoy the attentions of the common foe. <text:s/>Curses/ loud and deep were on every lip, and a burning wish/ to make him feel the weight of their indignation sei-/-zed all. <text:s/>The desire, natural in hearts so embittered, was/ not gratified, and I, with the sensible and good Solomon/ </text:span><text:span text:style-name="T5">Men</text:span><text:span text:style-name="T4"> Munk, say, that the </text:span><text:span text:style-name="T5">historian</text:span><text:span text:style-name="T4"> student of history must thank/ Providence for the miraculous preservation of that/ illustrious writer. <text:s/>For he </text:span><text:span text:style-name="T5">left to poseterity</text:span><text:span text:style-name="T4"> has eternized the memory/ of the gallant defender of Jotapata. <text:s/>he[sic!] </text:span><text:span text:style-name="T5">delivered the</text:span><text:span text:style-name="T4"> was kept alive that he </text:span><text:span text:style-name="T5">might</text:span><text:span text:style-name="T4">/ might compose </text:span><text:span text:style-name="T5">the</text:span><text:span text:style-name="T4"> a funeral oration </text:span><text:span text:style-name="T5">over</text:span><text:span text:style-name="T4"> to be </text:span><text:span text:style-name="T5">the coffin</text:span><text:span text:style-name="T4"> delivered over the coffin of his unhappy people, and surely he acquitted/ himself with </text:span><text:span text:style-name="T5">admirable</text:span><text:span text:style-name="T4"> exceptional talents; </text:span><text:span text:style-name="T5">admirably and</text:span><text:span text:style-name="T4"> with capacities surpassingly grea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15:42:50.94</meta:creation-date>
    <dc:date>2012-12-19T12:26:52.16</dc:date>
    <meta:editing-duration>PT1H28M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4" meta:word-count="2214" meta:character-count="13378"/>
  </office:meta>
</office:document-meta>
</file>